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auto"/>
      <style:text-properties officeooo:rsid="000b9912" officeooo:paragraph-rsid="000b9912"/>
    </style:style>
    <style:style style:name="P2" style:family="paragraph" style:parent-style-name="Standard">
      <style:text-properties fo:font-weight="normal" officeooo:rsid="000e6dd4" officeooo:paragraph-rsid="000e6dd4" style:font-weight-asian="normal" style:font-weight-complex="normal"/>
    </style:style>
    <style:style style:name="P3" style:family="paragraph" style:parent-style-name="Standard">
      <style:text-properties officeooo:paragraph-rsid="000add87"/>
    </style:style>
    <style:style style:name="P4" style:family="paragraph" style:parent-style-name="Standard">
      <style:text-properties officeooo:rsid="000cf7cc" officeooo:paragraph-rsid="000cf7cc"/>
    </style:style>
    <style:style style:name="P5" style:family="paragraph" style:parent-style-name="Standard">
      <style:text-properties fo:font-weight="bold" officeooo:rsid="000e6dd4" officeooo:paragraph-rsid="000e6dd4" style:font-weight-asian="bold" style:font-weight-complex="bold"/>
    </style:style>
    <style:style style:name="P6" style:family="paragraph" style:parent-style-name="Heading_20_3" style:list-style-name="WW8Num9">
      <style:text-properties officeooo:paragraph-rsid="000add87"/>
    </style:style>
    <style:style style:name="P7" style:family="paragraph" style:parent-style-name="Heading_20_3">
      <style:paragraph-properties fo:text-align="center" style:justify-single-word="false"/>
      <style:text-properties officeooo:rsid="000c989c" officeooo:paragraph-rsid="000c989c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rder Central: <text:s/>Streamlined Restaurant Operations Application</text:h>
      <text:h text:style-name="P7" text:outline-level="3">Jared Wasinger</text:h>
      <text:list xml:id="list3539174078043179971" text:style-name="WW8Num9">
        <text:list-item>
          <text:h text:style-name="P6" text:outline-level="3">Introduction</text:h>
        </text:list-item>
      </text:list>
      <text:p text:style-name="P3"/>
      <text:p text:style-name="P4">Since the late 20<text:span text:style-name="T1">th</text:span> century, we have seen a tremendous growth in the use of the Internet. <text:s/>This growth coupled with increasing computer horsepower and decreasing hardware price has made technology a powerful avenue for increasing the viability of a business model. <text:s/></text:p>
      <text:p text:style-name="P4"><text:tab/>The fast food restaurant is a business model that has remained almost unchanged (at least on the service/restaurant side) since its inception. <text:s/>Given the hectic environment and the push for speed and efficiency of service and quality of food, it would make perfect sense to incorporate the use of a database application to facilitate smoother business operations and better customer service. </text:p>
      <text:p text:style-name="P4"><text:tab/>The application I propose will serve two purposes. <text:s/>The first is to provide an interface for the staff of a fast food restaurant to view and alter the inventory of a restaurant. <text:s/>The second is to provide the customer with a web interface so that they can order food over the Internet. <text:s/>Then, when they arrive in person at the restaurant, their food will be ready to eat. <text:s/>The advantages of having this interface would be numerous</text:p>
      <text:p text:style-name="P4"/>
      <text:p text:style-name="P5">2. <text:s/>Detailed Application Requirements</text:p>
      <text:p text:style-name="P5"/>
      <text:p text:style-name="P2"><text:tab/>The application will need a table to hold all of the consumable items that a restaurant has in stock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Wasinger</meta:initial-creator>
    <meta:creation-date>2014-05-23T15:49:23.242071855</meta:creation-date>
    <dc:date>2014-05-27T20:40:52.116498590</dc:date>
    <dc:creator>jared </dc:creator>
    <meta:editing-duration>PT32M36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1" meta:paragraph-count="8" meta:word-count="213" meta:character-count="1319" meta:non-whitespace-character-count="1099"/>
  </office:meta>
</office:document-meta>
</file>